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ce3" officeooo:paragraph-rsid="0002ace3"/>
    </style:style>
    <style:style style:name="P2" style:family="paragraph" style:parent-style-name="Standard">
      <style:text-properties fo:font-style="normal" fo:font-weight="bold" officeooo:rsid="0002ace3" officeooo:paragraph-rsid="0002ace3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bold" officeooo:rsid="0002ace3" officeooo:paragraph-rsid="0002ace3" style:font-weight-asian="bold" style:font-weight-complex="bold"/>
    </style:style>
    <style:style style:name="P4" style:family="paragraph" style:parent-style-name="Standard">
      <style:text-properties fo:font-weight="bold" officeooo:rsid="000445e5" officeooo:paragraph-rsid="000445e5" style:font-weight-asian="bold" style:font-weight-complex="bold"/>
    </style:style>
    <style:style style:name="P5" style:family="paragraph" style:parent-style-name="Standard">
      <style:text-properties fo:font-weight="bold" officeooo:rsid="00058a5e" officeooo:paragraph-rsid="00058a5e" style:font-weight-asian="bold" style:font-weight-complex="bold"/>
    </style:style>
    <style:style style:name="P6" style:family="paragraph" style:parent-style-name="Standard">
      <style:text-properties fo:font-weight="bold" officeooo:rsid="0007a145" officeooo:paragraph-rsid="0007a145" style:font-weight-asian="bold" style:font-weight-complex="bold"/>
    </style:style>
    <style:style style:name="P7" style:family="paragraph" style:parent-style-name="Standard">
      <style:text-properties fo:font-weight="bold" officeooo:rsid="0007a145" officeooo:paragraph-rsid="0008e627" style:font-weight-asian="bold" style:font-weight-complex="bold"/>
    </style:style>
    <style:style style:name="P8" style:family="paragraph" style:parent-style-name="Standard">
      <style:text-properties fo:font-weight="bold" officeooo:rsid="0008e627" officeooo:paragraph-rsid="0008e627" style:font-weight-asian="bold" style:font-weight-complex="bold"/>
    </style:style>
    <style:style style:name="P9" style:family="paragraph" style:parent-style-name="Standard">
      <style:text-properties fo:font-weight="bold" officeooo:rsid="000b6758" officeooo:paragraph-rsid="000b6758" style:font-weight-asian="bold" style:font-weight-complex="bold"/>
    </style:style>
    <style:style style:name="P10" style:family="paragraph" style:parent-style-name="Standard">
      <style:text-properties fo:font-weight="bold" officeooo:rsid="000d63ac" officeooo:paragraph-rsid="000d63ac" style:font-weight-asian="bold" style:font-weight-complex="bold"/>
    </style:style>
    <style:style style:name="P11" style:family="paragraph" style:parent-style-name="Standard">
      <style:text-properties fo:font-weight="bold" officeooo:rsid="000db507" officeooo:paragraph-rsid="000db507" style:font-weight-asian="bold" style:font-weight-complex="bold"/>
    </style:style>
    <style:style style:name="P12" style:family="paragraph" style:parent-style-name="Standard">
      <style:text-properties fo:font-weight="bold" officeooo:rsid="000f76c7" officeooo:paragraph-rsid="000f76c7" style:font-weight-asian="bold" style:font-weight-complex="bold"/>
    </style:style>
    <style:style style:name="P13" style:family="paragraph" style:parent-style-name="Standard">
      <style:text-properties fo:font-weight="normal" officeooo:rsid="0002ace3" officeooo:paragraph-rsid="0002ace3" style:font-weight-asian="normal" style:font-weight-complex="normal"/>
    </style:style>
    <style:style style:name="P14" style:family="paragraph" style:parent-style-name="Standard">
      <style:text-properties fo:font-weight="normal" officeooo:rsid="000445e5" officeooo:paragraph-rsid="000445e5" style:font-weight-asian="normal" style:font-weight-complex="normal"/>
    </style:style>
    <style:style style:name="P15" style:family="paragraph" style:parent-style-name="Standard">
      <style:text-properties fo:font-weight="normal" officeooo:rsid="0006009e" officeooo:paragraph-rsid="0006009e" style:font-weight-asian="normal" style:font-weight-complex="normal"/>
    </style:style>
    <style:style style:name="P16" style:family="paragraph" style:parent-style-name="Standard">
      <style:text-properties fo:font-weight="normal" officeooo:rsid="0007a145" officeooo:paragraph-rsid="0007a145" style:font-weight-asian="normal" style:font-weight-complex="normal"/>
    </style:style>
    <style:style style:name="P17" style:family="paragraph" style:parent-style-name="Standard">
      <style:text-properties fo:font-weight="normal" officeooo:rsid="0008e627" officeooo:paragraph-rsid="0008e627" style:font-weight-asian="normal" style:font-weight-complex="normal"/>
    </style:style>
    <style:style style:name="P18" style:family="paragraph" style:parent-style-name="Standard">
      <style:text-properties fo:font-weight="normal" officeooo:rsid="000ad702" officeooo:paragraph-rsid="000ad702" style:font-weight-asian="normal" style:font-weight-complex="normal"/>
    </style:style>
    <style:style style:name="P19" style:family="paragraph" style:parent-style-name="Standard">
      <style:text-properties fo:font-weight="normal" officeooo:rsid="000b6758" officeooo:paragraph-rsid="000b6758" style:font-weight-asian="normal" style:font-weight-complex="normal"/>
    </style:style>
    <style:style style:name="P20" style:family="paragraph" style:parent-style-name="Standard">
      <style:text-properties fo:font-weight="normal" officeooo:rsid="00058a5e" officeooo:paragraph-rsid="00058a5e" style:font-weight-asian="normal" style:font-weight-complex="normal"/>
    </style:style>
    <style:style style:name="P21" style:family="paragraph" style:parent-style-name="Standard">
      <style:text-properties fo:font-weight="normal" officeooo:rsid="000d63ac" officeooo:paragraph-rsid="000d63ac" style:font-weight-asian="normal" style:font-weight-complex="normal"/>
    </style:style>
    <style:style style:name="P22" style:family="paragraph" style:parent-style-name="Standard">
      <style:text-properties fo:font-weight="normal" officeooo:rsid="000db507" officeooo:paragraph-rsid="000db507" style:font-weight-asian="normal" style:font-weight-complex="normal"/>
    </style:style>
    <style:style style:name="P23" style:family="paragraph" style:parent-style-name="Standard">
      <style:text-properties officeooo:rsid="00058a5e" officeooo:paragraph-rsid="00058a5e"/>
    </style:style>
    <style:style style:name="P24" style:family="paragraph" style:parent-style-name="Standard">
      <style:text-properties fo:font-weight="normal" officeooo:rsid="000d63ac" officeooo:paragraph-rsid="000d63a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445e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a145"/>
    </style:style>
    <style:style style:name="T5" style:family="text">
      <style:text-properties officeooo:rsid="00101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lajd 1</text:p>
      <text:p text:style-name="P1">Zacznijmy od Notacji Diraca.</text:p>
      <text:p text:style-name="P1">Korzystamy z niej do przedstawienia wektorów z przestrzeni Hilberta oraz pokazania </text:p>
      <text:p text:style-name="P1">dzilałania operatrora sprzężenia hermitowskiego.</text:p>
      <text:p text:style-name="P1">Pod spodem widzimy jak działą sprzężenie. </text:p>
      <text:p text:style-name="P1">Transponuje wektor a współczynniki zamienia na sprżeżenia zespolone.</text:p>
      <text:p text:style-name="P1"/>
      <text:p text:style-name="P3">Slajd 2</text:p>
      <text:p text:style-name="P13">Podstawowe operacje matematyczne zawarte w mojej prezentacji to:</text:p>
      <text:p text:style-name="P13">iloczyn skalarny (tak wyglada w notacji Diraca)</text:p>
      <text:p text:style-name="P13">rzutowanie na wektor w tym przypadku rzut v2 na v1</text:p>
      <text:p text:style-name="P13">przedstawienie wektora w bazie</text:p>
      <text:p text:style-name="P13"/>
      <text:p text:style-name="P3">Slajd3</text:p>
      <text:p text:style-name="P13">Mamy 2 przykłądy użycia tych operacji : </text:p>
      <text:p text:style-name="P13">przyklad nr 1,czyli przedstawienie w bazie, <text:span text:style-name="T2">wygląda to w następujący sposób.</text:span></text:p>
      <text:p text:style-name="P14">001 , 010, 100 to oczywiscie wektory bazowe. Wyglada to tak samo jak na algebrze liniowej.</text:p>
      <text:p text:style-name="P13"/>
      <text:p text:style-name="P13"><text:s/>przyklad nr 2, czyli rzutowanie na wektor\\ ze slajdu\\</text:p>
      <text:p text:style-name="P14">Weźmy wektor I rzutujmy go na wektor ortonormalny.</text:p>
      <text:p text:style-name="P14"><text:s/>Wynik iloczynu skalarnego wektora ortonorm. <text:s/>Nim samym to 1 a z innym wektorem ortonormalnym to 0. <text:s/>otrzymujemy <text:s/>wynik końcowy. <text:s/></text:p>
      <text:p text:style-name="P14"/>
      <text:p text:style-name="P4">Slajd 4</text:p>
      <text:p text:style-name="P14">Czym jest kubit?</text:p>
      <text:p text:style-name="P14">Układ opisany … przestrzenia Hilberta. ( Czyli <text:span text:style-name="T5">są to po prostu </text:span>wektory z o współczyniikach zespolonych z<text:span text:style-name="T5">e</text:span> zdefiniowana metryka I iloczynem skalarnym, tutaj link )</text:p>
      <text:p text:style-name="P14">\\dalej jak ze slajdu\\</text:p>
      <text:p text:style-name="P20">\oraz musi by spełniony warunek o zdarzeniach przeciwynch <text:span text:style-name="T5">znany z rachunku prawdopodobieństwa</text:span>\\</text:p>
      <text:p text:style-name="P20"/>
      <text:p text:style-name="P5">Slajd 5</text:p>
      <text:p text:style-name="P20">\\Jak ze slajdu\\</text:p>
      <text:p text:style-name="P20">Niestety sfery bloch nie mozna rozszerzyć na układy wielo kubitowe.</text:p>
      <text:p text:style-name="P20"/>
      <text:p text:style-name="P23"><text:span text:style-name="T3">Slajd6</text:span><text:span text:style-name="T1"> </text:span></text:p>
      <text:p text:style-name="P20">\\ze slajdu\\</text:p>
      <text:p text:style-name="P20"/>
      <text:p text:style-name="P5">Slajd7</text:p>
      <text:p text:style-name="P15">\\ze slajdu\\</text:p>
      <text:p text:style-name="P15">Po lewej mamy niezmierzony kubit. <text:s/><text:span text:style-name="T4">Po prawej już zmieżony I spolaryzowany. </text:span></text:p>
      <text:p text:style-name="P15"/>
      <text:p text:style-name="P6">Slajd8</text:p>
      <text:p text:style-name="P16">\\ze slajdu\\</text:p>
      <text:p text:style-name="P16"/>
      <text:p text:style-name="P16">================</text:p>
      <text:p text:style-name="P16">na kubitach, tak jak na bitach możemy wykonywać operację przy pomocy bramek logicznych</text:p>
      <text:p text:style-name="P16">po krótce przedstawię najwążniejsze z nich : </text:p>
      <text:p text:style-name="P16">================</text:p>
      <text:p text:style-name="P6"/>
      <text:p text:style-name="P7"><text:soft-page-break/>Slajd9</text:p>
      <text:p text:style-name="P17">\\ze slajdu\\</text:p>
      <text:p text:style-name="P17">Po zadziałaniu na stan 0 I 1 widzimy, że wartość ewentualngeo pomiaru nie jest już pewna, </text:p>
      <text:p text:style-name="P17">tylko jest fifty-fifty. Bramka Hadamarda jest podstawą wielu algorytmow kwantowych.</text:p>
      <text:p text:style-name="P17"/>
      <text:p text:style-name="P17">\\ze slajdu – alternatywna baza\\</text:p>
      <text:p text:style-name="P16"/>
      <text:p text:style-name="P8">Slajd10</text:p>
      <text:p text:style-name="P17">\\ze slajdu\\</text:p>
      <text:p text:style-name="P17">NOT zamienia wspolczyniki przy wektorach bazowych. Warto zauważyć ze podwojne zadziałanie NOT to macierz identycznosciowa</text:p>
      <text:p text:style-name="P17"/>
      <text:p text:style-name="P8">Slajd11</text:p>
      <text:p text:style-name="P17">Mamy równiez bramki Z I Y, które mają poniższe własciwosci.</text:p>
      <text:p text:style-name="P17">Ważnym jest że kwadraty tych macierzy są macierzami identycznościowymi.</text:p>
      <text:p text:style-name="P17"/>
      <text:p text:style-name="P17">Bramki X , Y, Z noszą nazwę bramekt Pauliego.</text:p>
      <text:p text:style-name="P17"/>
      <text:p text:style-name="P8">Slajd12</text:p>
      <text:p text:style-name="P18">Jeżeli mamy stany 1 kubitowe, to miło by było opisywać stany wielo kubitowe.</text:p>
      <text:p text:style-name="P18">Na pomoc przychodzi nam iloczyn tensorowy.</text:p>
      <text:p text:style-name="P18">\\ze slajdu\\</text:p>
      <text:p text:style-name="P18"/>
      <text:p text:style-name="P9">Slajd13</text:p>
      <text:p text:style-name="P19">Po wykonaniu iloczynu tensorowego wiemy jakie wektory opisują stany bazowe układu 2 kubitowego.</text:p>
      <text:p text:style-name="P19"/>
      <text:p text:style-name="P9">Slajd14</text:p>
      <text:p text:style-name="P21">Jeżeli wprowadzilismy stany 2 kubitowe, warto równiez wprowadzic bramki ktore mogą działac na takich układach. </text:p>
      <text:p text:style-name="P21"/>
      <text:p text:style-name="P21">\\ze slajdu\\</text:p>
      <text:p text:style-name="P21"/>
      <text:p text:style-name="P10">Slajd 15</text:p>
      <text:p text:style-name="P21">Przechodzimy teraz do bardzo ważnego zjawiska, które zachodzi w mechanice kwantowej.</text:p>
      <text:p text:style-name="P21">Chodzi o splątanie kwantowe.</text:p>
      <text:p text:style-name="P21">Można sobie wygooglować, co szczegółowo oznacza to pojęcie, ja jednak pozwoloę przedstawić to skrótowo : </text:p>
      <text:p text:style-name="P21">\\ze slajdu\\</text:p>
      <text:p text:style-name="P21"/>
      <text:p text:style-name="P10">Slajd16</text:p>
      <text:p text:style-name="P21">\\ze slajdu\\</text:p>
      <text:p text:style-name="P21"/>
      <text:p text:style-name="P10">Slajd17</text:p>
      <text:p text:style-name="P21">Układ splątujący tworzy : </text:p>
      <text:p text:style-name="P21">\\ze slajdu\\</text:p>
      <text:p text:style-name="P21"/>
      <text:p text:style-name="P22"/>
      <text:p text:style-name="P22"/>
      <text:p text:style-name="P22"/>
      <text:p text:style-name="P22"><text:soft-page-break/>============</text:p>
      <text:p text:style-name="P22">Jeżeli już przebrneliśmy przez podstawy działania na kubitach. Możemy teraz powoli zagłębić się w </text:p>
      <text:p text:style-name="P22">tematykę procedur I algorytmów kwatnowych.</text:p>
      <text:p text:style-name="P22"/>
      <text:p text:style-name="P22">============</text:p>
      <text:p text:style-name="P11">Slajd18</text:p>
      <text:p text:style-name="P11"/>
      <text:p text:style-name="P11">;</text:p>
      <text:p text:style-name="P11">;</text:p>
      <text:p text:style-name="P11">;</text:p>
      <text:p text:style-name="P11">;</text:p>
      <text:p text:style-name="P12"/>
      <text:p text:style-name="P12">Slajd 24 – Algorytm Groovera – podejscie kwantowe </text:p>
      <text:p text:style-name="P1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4:25:52.420100925</meta:creation-date>
    <meta:generator>LibreOffice/6.4.4.2$Linux_X86_64 LibreOffice_project/40$Build-2</meta:generator>
    <dc:date>2020-09-01T19:48:20.404112238</dc:date>
    <meta:editing-duration>PT50M52S</meta:editing-duration>
    <meta:editing-cycles>5</meta:editing-cycles>
    <meta:document-statistic meta:table-count="0" meta:image-count="0" meta:object-count="0" meta:page-count="3" meta:paragraph-count="78" meta:word-count="450" meta:character-count="3060" meta:non-whitespace-character-count="2665"/>
  </office:meta>
</office:document-meta>
</file>